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4-01_12-07-22_000.jpg</text:p>
          </table:table-cell>
          <table:table-cell table:style-name="ce26" office:value-type="string">
            <text:p>:bookmemo / 読んだ本 / 『イスラーム生誕』 / 著者=井筒俊彦</text:p>
          </table:table-cell>
          <table:table-cell table:style-name="ce27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bookmemo / 読んだ本 / 『イスラーム生誕』 / 著者=井筒俊彦">
            <text:p>:bookmemo / 読んだ本 / 『イスラーム生誕』 / 著者=井筒俊彦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4-01_11-29-16_000.jpg</text:p>
          </table:table-cell>
          <table:table-cell table:style-name="ce26" office:value-type="string">
            <text:p>:bookmemo / 読んだ本 / 『図解　裏ビジネスのカラクリ』 / 著者=丸山佑介</text:p>
          </table:table-cell>
          <table:table-cell table:style-name="ce27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bookmemo / 読んだ本 / 『図解　裏ビジネスのカラクリ』 / 著者=丸山佑介">
            <text:p>:bookmemo / 読んだ本 / 『図解　裏ビジネスのカラクリ』 / 著者=丸山佑介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01_09-18-07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6" table:formula="of:=IF([.E4]=&quot;&quot;;[.C6];CONCATENATE([.C6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4-01_03-05-59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31_21-17-4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4-01_13-26-1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 office:value-type="string">
            <text:p>2023-04-01_01-24-33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4-01_01-24-38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4-01_01-59-47_000.jpg</text:p>
          </table:table-cell>
          <table:table-cell table:style-name="ce26" office:value-type="string">
            <text:p>:m #*# RES / JVEMV6 64#199.2.1_jinsai_dooji / 『童子問』 著者=伊藤仁斎,校注=~ / p.108 / w=寛仁[くわんじん,topic=~,publisher=~,other=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:m #*# RES / JVEMV6 64#199.2.1_jinsai_dooji / 『童子問』 著者=伊藤仁斎,校注=~ / p.108 / w=寛仁[くわんじん,topic=~,publisher=~,other=">
            <text:p>:m #*# RES / JVEMV6 64#199.2.1_jinsai_dooji / 『童子問』 著者=伊藤仁斎,校注=~ / p.108 / w=寛仁[くわんじん,topic=~,publisher=~,other=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4-01_10-52-28_000.jpg</text:p>
          </table:table-cell>
          <table:table-cell table:style-name="ce26" office:value-type="string">
            <text:p>:m #*# RES / JVEMV6 64#67_9_sikan / 『論語 子罕』 著者=~,校注=~ / p.210 / w=終助詞：也；也已矣；矣夫,topic=,publisher=明治書院,other=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m #*# RES / JVEMV6 64#67_9_sikan / 『論語 子罕』 著者=~,校注=~ / p.210 / w=終助詞：也；也已矣；矣夫,topic=,publisher=明治書院,other=">
            <text:p>:m #*# RES / JVEMV6 64#67_9_sikan / 『論語 子罕』 著者=~,校注=~ / p.210 / w=終助詞：也；也已矣；矣夫,topic=,publisher=明治書院,other=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 office:value-type="string">
            <text:p>2023-04-01_12-09-33_000.jpg</text:p>
          </table:table-cell>
          <table:table-cell table:style-name="ce26" office:value-type="string">
            <text:p>:m 1*1 RES / JVEMV6 64#256_islam_seitan_izutu / 『イスラーム生誕』 著者=井筒俊彦,校注=~ / p.212 / w=言語慣用；内的意味構造；意味構造的曖昧さ,topic=,publisher=~,other=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4-01_14-55-43_000.jpg</text:p>
          </table:table-cell>
          <table:table-cell table:style-name="ce26" office:value-type="string">
            <text:p>:m #*# RES / free# S87DP9 記事読み / id=3JPX(browser=yan) / media=ptv / theme=ロシア：プーチン：安全保障協議会,content=~,w=~ / genre=~ / other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m #*# RES / free# S87DP9 記事読み / id=3JPX(browser=yan) / media=ptv / theme=ロシア：プーチン：安全保障協議会,content=~,w=~ / genre=~ / other=~">
            <text:p>:m #*# RES / free# S87DP9 記事読み / id=3JPX(browser=yan) / media=ptv / theme=ロシア：プーチン：安全保障協議会,content=~,w=~ / genre=~ / 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01_14-55-45_000.jpg</text:p>
          </table:table-cell>
          <table:table-cell table:style-name="ce26" office:value-type="string">
            <text:p>:m #*# / read-docs / theme=演説：ユン・ソギョル,content=~,id=NCGE, w=~ / genre=~ / 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m #*# / read-docs / theme=演説：ユン・ソギョル,content=~,id=NCGE, w=~ / genre=~ / other=~">
            <text:p>:m #*# / read-docs / theme=演説：ユン・ソギョル,content=~,id=NCGE, w=~ / genre=~ / 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4-01_14-56-01_000.jpg</text:p>
          </table:table-cell>
          <table:table-cell table:style-name="ce26" office:value-type="string">
            <text:p>:m #*# RES / free# S87DP9 記事読み / id=2BA9(browser=yan) / media=ei / theme=ガザ：移民：移住にまつわる苦しみ：民衆,content=,w=~ / genre=~ / 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string" office:string-value=":m #*# RES / free# S87DP9 記事読み / id=2BA9(browser=yan) / media=ei / theme=ガザ：移民：移住にまつわる苦しみ：民衆,content=,w=~ / genre=~ / other=~">
            <text:p>:m #*# RES / free# S87DP9 記事読み / id=2BA9(browser=yan) / media=ei / theme=ガザ：移民：移住にまつわる苦しみ：民衆,content=,w=~ / genre=~ / 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4-01_15-15-01_000.jpg</text:p>
          </table:table-cell>
          <table:table-cell table:style-name="ce26" office:value-type="string">
            <text:p>:m 1*1 / read-docs / theme=習近平(xijinping)：講話,content=二十大精神,w=； / genre=~ / other=~, doc-id=SL91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6]=&quot;&quot;;[.C16];CONCATENATE([.C16];&quot; / &quot;;[.E16]))" office:value-type="string" office:string-value=":m 1*1 / read-docs / theme=習近平(xijinping)：講話,content=二十大精神,w=； / genre=~ / other=~, doc-id=SL91">
            <text:p>:m 1*1 / read-docs / theme=習近平(xijinping)：講話,content=二十大精神,w=； / genre=~ / other=~, doc-id=SL91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1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8" office:value-type="string">
            <text:p>2023-04-01_15-29-40_000.jpg</text:p>
          </table:table-cell>
          <table:table-cell table:style-name="ce26" office:value-type="string">
            <text:p>:m :th,mysl / topic=~ / content=自分の宗教が唯一正しい。驕り。その神が、人々に何をしているか。,id=~,other=~ / lang=ja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7]=&quot;&quot;;[.C17];CONCATENATE([.C17];&quot; / &quot;;[.E17]))" office:value-type="string" office:string-value=":m :th,mysl / topic=~ / content=自分の宗教が唯一正しい。驕り。その神が、人々に何をしているか。,id=~,other=~ / lang=ja">
            <text:p>:m :th,mysl / topic=~ / content=自分の宗教が唯一正しい。驕り。その神が、人々に何をしているか。,id=~,other=~ / lang=ja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1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4-01_15-30-08_000.jpg</text:p>
          </table:table-cell>
          <table:table-cell table:style-name="ce27" office:value-type="string">
            <text:p>:tome / (lang=ja) / topic=~ / content=俺は、音楽に殉じよう。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8]=&quot;&quot;;[.C18];CONCATENATE([.C18];&quot; / &quot;;[.E18]))" office:value-type="string" office:string-value=":tome / (lang=ja) / topic=~ / content=俺は、音楽に殉じよう。">
            <text:p>:tome / (lang=ja) / topic=~ / content=俺は、音楽に殉じよう。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1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0" office:value-type="string">
            <text:p>2023-04-01_15-30-12_000.jpg</text:p>
          </table:table-cell>
          <table:table-cell table:style-name="ce33" office:value-type="string">
            <text:p>:m :haja,lets / action activity / やること / genre=~ / content=篠笛、尺八。自分が聞きたい曲を作ろう。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string" office:string-value=":m :haja,lets / action activity / やること / genre=~ / content=篠笛、尺八。自分が聞きたい曲を作ろう。,other=~">
            <text:p>:m :haja,lets / action activity / やること / genre=~ / content=篠笛、尺八。自分が聞きたい曲を作ろう。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1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4-01_15-30-55_000.jpg</text:p>
          </table:table-cell>
          <table:table-cell table:style-name="ce26" office:value-type="string">
            <text:p>:tome / (lang=ja) / topic=~ / content=世のあり様に[さま]に構うことなく、思う処を。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string" office:string-value=":tome / (lang=ja) / topic=~ / content=世のあり様に[さま]に構うことなく、思う処を。">
            <text:p>:tome / (lang=ja) / topic=~ / content=世のあり様に[さま]に構うことなく、思う処を。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1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8" office:value-type="string">
            <text:p>2023-04-01_16-36-16_000.jpg</text:p>
          </table:table-cell>
          <table:table-cell table:style-name="ce27" office:value-type="string">
            <text:p>:m 1*2 RES / free / res-id=UH8K / theme=(1&gt;a&gt;x&gt;0) / genre=math：数論,content=~,w=~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string" office:string-value=":m 1*2 RES / free / res-id=UH8K / theme=(1&gt;a&gt;x&gt;0) / genre=math：数論,content=~,w=~ / session-number=~ / doc=~,other=~">
            <text:p>:m 1*2 RES / free / res-id=UH8K / theme=(1&gt;a&gt;x&gt;0) / genre=math：数論,content=~,w=~ / session-number=~ / doc=~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1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4-01_16-36-28_000.jpg</text:p>
          </table:table-cell>
          <table:table-cell table:style-name="ce26" office:value-type="string">
            <text:p>:m 2*2 RES / free / res-id=UH8K / theme=(1&gt;a&gt;x&gt;0) / genre=math：数論,content=~,w=~ / session-number=~ / doc=~,other=~ / N+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string" office:string-value=":m 2*2 RES / free / res-id=UH8K / theme=(1&gt;a&gt;x&gt;0) / genre=math：数論,content=~,w=~ / session-number=~ / doc=~,other=~ / N+">
            <text:p>:m 2*2 RES / free / res-id=UH8K / theme=(1&gt;a&gt;x&gt;0) / genre=math：数論,content=~,w=~ / session-number=~ / doc=~,other=~ / N+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1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3-04-01_16-43-17_000.jpg</text:p>
          </table:table-cell>
          <table:table-cell table:style-name="ce26" office:value-type="string">
            <text:p>:m #*# RES / free / res-id=UH8K / theme=(1&gt;a&gt;x&gt;0) / genre=math：数論,content=最初のメモ,w=~ / session-number=~ / doc=~,other=~ /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string" office:string-value=":m #*# RES / free / res-id=UH8K / theme=(1&gt;a&gt;x&gt;0) / genre=math：数論,content=最初のメモ,w=~ / session-number=~ / doc=~,other=~ /">
            <text:p>:m #*# RES / free / res-id=UH8K / theme=(1&gt;a&gt;x&gt;0) / genre=math：数論,content=最初のメモ,w=~ / session-number=~ / doc=~,other=~ /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1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10" office:value-type="string">
            <text:p>2023-04-01_17-25-29_000.jpg</text:p>
          </table:table-cell>
          <table:table-cell table:style-name="ce27" office:value-type="string">
            <text:p>:m 1*2 RES / free / res-id=FW97 / theme=楕円；接線 / genre=math:楕円,content=,w=~ / session-number=~ / doc=~,other=~ /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string" office:string-value=":m 1*2 RES / free / res-id=FW97 / theme=楕円；接線 / genre=math:楕円,content=,w=~ / session-number=~ / doc=~,other=~ /">
            <text:p>:m 1*2 RES / free / res-id=FW97 / theme=楕円；接線 / genre=math:楕円,content=,w=~ / session-number=~ / doc=~,other=~ /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1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18" office:value-type="string">
            <text:p>2023-04-01_17-26-08_000.jpg</text:p>
          </table:table-cell>
          <table:table-cell table:style-name="ce26" office:value-type="string">
            <text:p>:m 2*2 RES / free / res-id=FW97 / theme=楕円；接線 / genre=math:楕円,content=,w=~ / session-number=~ / doc=~,other=付録：最初のメモ /</text:p>
          </table:table-cell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string" office:string-value=":m 2*2 RES / free / res-id=FW97 / theme=楕円；接線 / genre=math:楕円,content=,w=~ / session-number=~ / doc=~,other=付録：最初のメモ /">
            <text:p>:m 2*2 RES / free / res-id=FW97 / theme=楕円；接線 / genre=math:楕円,content=,w=~ / session-number=~ / doc=~,other=付録：最初のメモ /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1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24">
            <text:p>2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1">2023/04/01</text:date>, <text:time>22:21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01T22:21:19.03</dc:date>
    <dc:creator>iwabuchi ken</dc:creator>
    <meta:editing-duration>P55DT10H57M33S</meta:editing-duration>
    <meta:editing-cycles>17948</meta:editing-cycles>
    <meta:document-statistic meta:table-count="2" meta:cell-count="934" meta:object-count="0"/>
    <meta:user-defined meta:name="qrichtext">1</meta:user-defined>
  </office:meta>
</office:document-meta>
</file>